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o of Nodes</text:p>
          </table:table-cell>
          <table:table-cell office:value-type="string">
            <text:p>Speedup</text:p>
          </table:table-cell>
          <table:table-cell office:value-type="string">
            <text:p>Parallel <text:s text:c="8"/></text:p>
          </table:table-cell>
          <table:table-cell office:value-type="string">
            <text:p>Sequential</text:p>
          </table:table-cell>
          <table:table-cell/>
          <table:table-cell office:value-type="float" office:value="1.21">
            <text:p>1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1">
            <text:p>1.21</text:p>
          </table:table-cell>
          <table:table-cell office:value-type="float" office:value="144">
            <text:p>144</text:p>
          </table:table-cell>
          <table:table-cell office:value-type="float" office:value="174">
            <text:p>174</text:p>
          </table:table-cell>
          <table:table-cell>
            <draw:frame table:end-cell-address="Sheet1.H17" table:end-x="1.74cm" table:end-y="0.451cm" draw:z-index="0" draw:name="Chart 1" draw:style-name="gr1" svg:width="8.002cm" svg:height="6.999cm" svg:x="0.512cm" svg:y="0.2cm">
              <draw:object draw:notify-on-update-of-ranges="Sheet1.F1:Sheet1.F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430">
            <text:p>430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78">
            <text:p>1.78</text:p>
          </table:table-cell>
          <table:table-cell office:value-type="float" office:value="4484">
            <text:p>4484</text:p>
          </table:table-cell>
          <table:table-cell office:value-type="float" office:value="7982">
            <text:p>798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18">
            <text:p>2.18</text:p>
          </table:table-cell>
          <table:table-cell office:value-type="float" office:value="18980">
            <text:p>18980</text:p>
          </table:table-cell>
          <table:table-cell office:value-type="float" office:value="41378">
            <text:p>41378</text:p>
          </table:table-cell>
          <table:table-cell/>
          <table:table-cell office:value-type="float" office:value="1.78">
            <text:p>1.7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float" office:value="2.18">
            <text:p>2.18</text:p>
          </table:table-cell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/03/2010</text:date>, <text:time>19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o </meta:initial-creator>
    <meta:creation-date>2010-03-15T21:42:00</meta:creation-date>
    <dc:creator>neo </dc:creator>
    <dc:date>2010-03-17T19:34:30</dc:date>
    <meta:editing-cycles>3</meta:editing-cycles>
    <meta:editing-duration>PT00H13M54S</meta:editing-duration>
    <meta:generator>OpenOffice.org/3.1$Linux OpenOffice.org_project/310m19$Build-9420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161616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161616" style:text-outline="false" style:text-line-through-style="none" fo:font-family="Arial" fo:font-size="13pt" fo:font-style="normal" fo:text-shadow="none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ch3" style:family="chart">
      <style:chart-properties chart:auto-position="true"/>
      <style:graphic-properties draw:stroke="none" svg:stroke-width="0cm" svg:stroke-color="#161616" svg:stroke-opacity="100%" draw:fill="none" draw:fill-color="#000000" draw:opacity="100%"/>
      <style:text-properties fo:color="#161616" style:text-outline="false" style:text-line-through-style="none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4" style:family="chart">
      <style:chart-properties chart:three-dimensional="true"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b3b3b3" svg:stroke-opacity="100%"/>
      <style:text-properties fo:color="#161616" style:text-outline="false" style:text-line-through-style="none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161616" style:text-outline="false" style:text-line-through-style="none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ch7" style:family="chart">
      <style:graphic-properties draw:stroke="solid" svg:stroke-width="0cm" svg:stroke-color="#b3b3b3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 style:rotation-angle="0" style:direction="ltr"/>
      <style:graphic-properties draw:stroke="solid" svg:stroke-width="0cm" svg:stroke-color="#b3b3b3" svg:stroke-opacity="100%"/>
      <style:text-properties fo:color="#161616" style:text-outline="false" style:text-line-through-style="none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9" style:family="chart">
      <style:chart-properties chart:auto-position="true" style:rotation-angle="90" style:direction="ltr"/>
      <style:text-properties fo:color="#161616" style:text-outline="false" style:text-line-through-style="none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ch10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>
      <style:chart-properties chart:solid-type="cuboid"/>
      <style:graphic-properties draw:stroke="solid" svg:stroke-width="0cm" svg:stroke-color="#000000" svg:stroke-opacity="100%" draw:fill="solid" draw:fill-color="#00458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b3b3b3" svg:stroke-opacity="100%" draw:fill="none" draw:fill-color="#000000" draw:opacity="100%"/>
    </style:style>
    <style:style style:name="ch13" style:family="chart">
      <style:graphic-properties draw:stroke="none" svg:stroke-width="0cm" svg:stroke-color="#161616" svg:stroke-opacity="100%" draw:fill="solid" draw:fill-color="#cccccc" draw:opacity="100%"/>
    </style:style>
  </office:automatic-styles>
  <office:body>
    <office:chart>
      <chart:chart svg:width="8.003cm" svg:height="7cm" chart:class="chart:bar" chart:style-name="ch1">
        <chart:title svg:x="1.514cm" svg:y="0.141cm" chart:style-name="ch2">
          <text:p>Speedup Vs No of Nodes</text:p>
        </chart:title>
        <chart:legend chart:legend-position="end" svg:x="5.949cm" svg:y="3.218cm" chart:style-name="ch3"/>
        <chart:plot-area chart:style-name="ch4" table:cell-range-address="Sheet1.F1:Sheet1.F10" svg:x="0.119cm" svg:y="0.784cm" svg:width="5.671cm" svg:height="5.997cm" dr3d:transform="matrix (0.999972800016336 -0.00737533313452331 -0.0000607342043383195 0.00737537115762558 0.999847710542609 0.0158164352175289 -0.0000559265235705866 -0.0158164529480483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1.943cm" svg:y="6.349cm" chart:style-name="ch6">
              <text:p>No of Nodes (*10)</text:p>
            </chart:title>
            <chart:grid chart:style-name="ch7" chart:class="major"/>
          </chart:axis>
          <chart:axis chart:dimension="y" chart:name="primary-y" chart:style-name="ch8">
            <chart:title svg:x="0.161cm" svg:y="4.158cm" chart:style-name="ch9">
              <text:p>Speedup</text:p>
            </chart:title>
            <chart:grid chart:style-name="ch7" chart:class="major"/>
          </chart:axis>
          <chart:axis chart:dimension="z" chart:name="primary-z" chart:style-name="ch10"/>
          <chart:series chart:style-name="ch11" chart:values-cell-range-address="Sheet1.F1:Sheet1.F1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">
                <text:p text:id="Sheet1.F1:Sheet1.F10">1.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8">
                <text:p>2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